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5.6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umber of Elements to search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/[.D2]" office:value-type="float" office:value="0.0909090909090909" calcext:value-type="float">
            <text:p>0.090909090909091</text:p>
          </table:table-cell>
          <table:table-cell table:formula="of:=COUNTA([.E2:.CB2])" office:value-type="float" office:value="11" calcext:value-type="float">
            <text:p>11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/[.D3]" office:value-type="float" office:value="0.555555555555556" calcext:value-type="float">
            <text:p>0.555555555555556</text:p>
          </table:table-cell>
          <table:table-cell table:formula="of:=COUNTA([.E3:.CB3])" office:value-type="float" office:value="9" calcext:value-type="float">
            <text:p>9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Connector TravelPlanner ↔ Agency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4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4]/[.D4]" office:value-type="float" office:value="0.3" calcext:value-type="float">
            <text:p>0.3</text:p>
          </table:table-cell>
          <table:table-cell table:formula="of:=COUNTA([.E4:.CB4])" office:value-type="float" office:value="10" calcext:value-type="float">
            <text:p>10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5]/[.D5]" office:value-type="float" office:value="0.7" calcext:value-type="float">
            <text:p>0.7</text:p>
          </table:table-cell>
          <table:table-cell table:formula="of:=COUNTA([.E5:.CB5])" office:value-type="float" office:value="10" calcext:value-type="float">
            <text:p>10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TravelAn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TravelAgency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ravelplanner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6]/[.D6]" office:value-type="float" office:value="0.5" calcext:value-type="float">
            <text:p>0.5</text:p>
          </table:table-cell>
          <table:table-cell table:formula="of:=COUNTA([.E6:.CB6])" office:value-type="float" office:value="10" calcext:value-type="float">
            <text:p>10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ravelAgencyServ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/[.D7]" office:value-type="float" office:value="0.4" calcext:value-type="float">
            <text:p>0.4</text:p>
          </table:table-cell>
          <table:table-cell table:formula="of:=COUNTA([.E7:.CB7])" office:value-type="float" office:value="10" calcext:value-type="float">
            <text:p>10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ravelAgencyServ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8]/[.D8]" office:value-type="float" office:value="0.272727272727273" calcext:value-type="float">
            <text:p>0.272727272727273</text:p>
          </table:table-cell>
          <table:table-cell table:formula="of:=COUNTA([.E8:.CB8])" office:value-type="float" office:value="11" calcext:value-type="float">
            <text:p>11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9]/[.D9]" office:value-type="float" office:value="0.272727272727273" calcext:value-type="float">
            <text:p>0.272727272727273</text:p>
          </table:table-cell>
          <table:table-cell table:formula="of:=COUNTA([.E9:.CB9])" office:value-type="float" office:value="11" calcext:value-type="float">
            <text:p>11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Airline ↔ TravelAgency</text:p>
          </table:table-cell>
          <table:table-cell office:value-type="string" calcext:value-type="string">
            <text:p>Connector TravelAgency ↔ Airli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ir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0]/[.D10]" office:value-type="float" office:value="0.333333333333333" calcext:value-type="float">
            <text:p>0.333333333333333</text:p>
          </table:table-cell>
          <table:table-cell table:formula="of:=COUNTA([.E10:.CB10])" office:value-type="float" office:value="9" calcext:value-type="float">
            <text:p>9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Connector Airline ↔ Travelplanner</text:p>
          </table:table-cell>
          <table:table-cell office:value-type="string" calcext:value-type="string">
            <text:p>Connector Travelplanner ↔ Airline</text:p>
          </table:table-cell>
          <table:table-cell office:value-type="string" calcext:value-type="string">
            <text:p>Connector Travelplanner ↔ TravelAgency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TravelAgency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9:19:21.219548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0-11-30T10:31:27.736412273</dc:date>
    <dc:creator>Maximilian Walter</dc:creator>
    <meta:editing-duration>PT22M54S</meta:editing-duration>
    <meta:editing-cycles>4</meta:editing-cycles>
    <meta:generator>LibreOffice/7.0.3.1$Linux_X86_64 LibreOffice_project/00$Build-1</meta:generator>
    <meta:document-statistic meta:table-count="1" meta:cell-count="131" meta:object-count="0"/>
  </office:meta>
</office:document-meta>
</file>